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13BD25966176FAEC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35cm" svg:y1="12.352cm" svg:x2="19.051cm" svg:y2="12.446cm">
          <text:p/>
        </draw:line>
        <draw:custom-shape draw:style-name="gr2" draw:text-style-name="P2" draw:layer="layout" svg:width="0.508cm" svg:height="0.508cm" svg:x="6.095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651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cm" svg:y1="12.446cm" svg:x2="22.606cm" svg:y2="12.446cm">
          <text:p/>
        </draw:line>
        <draw:custom-shape draw:style-name="gr2" draw:text-style-name="P2" draw:layer="layout" svg:width="0.508cm" svg:height="0.508cm" svg:x="9.651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256cm" svg:y1="9.652cm" svg:x2="19.306cm" svg:y2="6.858cm">
          <text:p/>
        </draw:line>
        <draw:line draw:style-name="gr1" draw:text-style-name="P1" draw:layer="layout" svg:x1="14.985cm" svg:y1="6.35cm" svg:x2="19.306cm" svg:y2="6.858cm">
          <text:p/>
        </draw:line>
        <draw:custom-shape draw:style-name="gr2" draw:text-style-name="P2" draw:layer="layout" svg:width="0.508cm" svg:height="0.508cm" svg:x="9.652cm" svg:y="12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8.79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606cm" svg:y1="12.446cm" svg:x2="22.606cm" svg:y2="3.302cm">
          <text:p/>
        </draw:line>
        <draw:line draw:style-name="gr1" draw:text-style-name="P1" draw:layer="layout" svg:x1="6.35cm" svg:y1="12.352cm" svg:x2="6.35cm" svg:y2="3.208cm">
          <text:p/>
        </draw:line>
        <draw:line draw:style-name="gr1" draw:text-style-name="P1" draw:layer="layout" svg:x1="6.35cm" svg:y1="3.208cm" svg:x2="22.606cm" svg:y2="3.302cm">
          <text:p/>
        </draw:line>
        <draw:custom-shape draw:style-name="gr2" draw:text-style-name="P2" draw:layer="layout" svg:width="0.508cm" svg:height="0.508cm" svg:x="22.35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09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2.3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494cm" svg:y1="12.446cm" svg:x2="16.256cm" svg:y2="9.652cm">
          <text:p/>
        </draw:line>
        <draw:custom-shape draw:style-name="gr2" draw:text-style-name="P2" draw:layer="layout" svg:width="0.508cm" svg:height="0.508cm" svg:x="15.2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97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1cm" svg:y1="12.446cm" svg:x2="22.606cm" svg:y2="9.144cm">
          <text:p/>
        </draw:line>
        <draw:line draw:style-name="gr1" draw:text-style-name="P1" draw:layer="layout" svg:x1="16.256cm" svg:y1="9.652cm" svg:x2="22.606cm" svg:y2="9.144cm">
          <text:p/>
        </draw:line>
        <draw:line draw:style-name="gr1" draw:text-style-name="P1" draw:layer="layout" svg:x1="10.414cm" svg:y1="7.366cm" svg:x2="6.35cm" svg:y2="12.352cm">
          <text:p/>
        </draw:line>
        <draw:custom-shape draw:style-name="gr2" draw:text-style-name="P2" draw:layer="layout" svg:width="0.508cm" svg:height="0.508cm" svg:x="18.798cm" svg:y="1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2.353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09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097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606cm" svg:y1="9.144cm" svg:x2="19.306cm" svg:y2="6.858cm">
          <text:p/>
        </draw:line>
        <draw:frame draw:style-name="gr3" draw:text-style-name="P3" draw:layer="layout" svg:width="0.502cm" svg:height="0.502cm" svg:x="6.10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22.35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22.354cm" svg:y="8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35cm" svg:y1="6.604cm" svg:x2="8.636cm" svg:y2="5.588cm">
          <text:p/>
        </draw:line>
        <draw:line draw:style-name="gr1" draw:text-style-name="P1" draw:layer="layout" svg:x1="6.35cm" svg:y1="6.604cm" svg:x2="10.414cm" svg:y2="7.366cm">
          <text:p/>
        </draw:line>
        <draw:frame draw:style-name="gr3" draw:text-style-name="P3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9.658cm" svg:y="3.048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6.102cm" svg:y="9.404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9.906cm" svg:y1="3.302cm" svg:x2="10.414cm" svg:y2="7.366cm">
          <text:p/>
        </draw:line>
        <draw:line draw:style-name="gr1" draw:text-style-name="P1" draw:layer="layout" svg:x1="13.722cm" svg:y1="3.302cm" svg:x2="16.256cm" svg:y2="9.652cm">
          <text:p/>
        </draw:line>
        <draw:line draw:style-name="gr4" draw:text-style-name="P1" draw:layer="layout" svg:x1="18.796cm" svg:y1="9.398cm" svg:x2="19.05cm" svg:y2="12.446cm">
          <text:p text:style-name="P2"/>
        </draw:line>
        <draw:line draw:style-name="gr1" draw:text-style-name="P1" draw:layer="layout" svg:x1="18.288cm" svg:y1="3.302cm" svg:x2="14.986cm" svg:y2="6.35cm">
          <text:p/>
        </draw:line>
        <draw:line draw:style-name="gr1" draw:text-style-name="P1" draw:layer="layout" svg:x1="18.288cm" svg:y1="3.302cm" svg:x2="19.306cm" svg:y2="6.858cm">
          <text:p/>
        </draw:line>
        <draw:line draw:style-name="gr1" draw:text-style-name="P1" draw:layer="layout" svg:x1="22.606cm" svg:y1="3.302cm" svg:x2="19.306cm" svg:y2="6.858cm">
          <text:p/>
        </draw:line>
        <draw:frame draw:style-name="gr3" draw:text-style-name="P3" draw:layer="layout" svg:width="0.502cm" svg:height="0.502cm" svg:x="22.35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6.10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9.658cm" svg:y="3.048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5" draw:text-style-name="P4" draw:layer="layout" svg:width="0.502cm" svg:height="0.502cm" svg:x="13.468cm" svg:y="3.05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3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10.414cm" svg:y1="7.366cm" svg:x2="6.35cm" svg:y2="3.302cm">
          <text:p/>
        </draw:line>
        <draw:frame draw:style-name="gr3" draw:text-style-name="P3" draw:layer="layout" svg:width="0.502cm" svg:height="0.502cm" svg:x="6.10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10.16cm" svg:y="7.11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8.382cm" svg:y="5.33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6" draw:text-style-name="P2" draw:layer="layout" svg:width="0.502cm" svg:height="0.502cm" svg:x="18.548cm" svg:y="9.15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16.256cm" svg:y1="9.652cm" svg:x2="19.05cm" svg:y2="12.446cm">
          <text:p/>
        </draw:line>
        <draw:line draw:style-name="gr4" draw:text-style-name="P1" draw:layer="layout" svg:x1="19.306cm" svg:y1="6.858cm" svg:x2="20.066cm" svg:y2="9.398cm">
          <text:p/>
        </draw:line>
        <draw:custom-shape draw:style-name="gr2" draw:text-style-name="P2" draw:layer="layout" svg:width="0.508cm" svg:height="0.508cm" svg:x="19.0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414cm" svg:y1="7.366cm" svg:x2="9.906cm" svg:y2="12.352cm">
          <text:p/>
        </draw:line>
        <draw:line draw:style-name="gr1" draw:text-style-name="P1" draw:layer="layout" svg:x1="6.35cm" svg:y1="9.652cm" svg:x2="10.414cm" svg:y2="7.366cm">
          <text:p/>
        </draw:line>
        <draw:custom-shape draw:style-name="gr2" draw:text-style-name="P2" draw:layer="layout" svg:width="0.508cm" svg:height="0.508cm" svg:x="19.81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99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02cm" svg:height="0.502cm" svg:x="10.16cm" svg:y="7.11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6.102cm" svg:y="9.404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6.097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54cm" svg:y1="9.398cm" svg:x2="9.906cm" svg:y2="12.352cm">
          <text:p/>
        </draw:line>
        <draw:line draw:style-name="gr1" draw:text-style-name="P1" draw:layer="layout" svg:x1="13.722cm" svg:y1="3.302cm" svg:x2="12.96cm" svg:y2="9.304cm">
          <text:p/>
        </draw:line>
        <draw:line draw:style-name="gr1" draw:text-style-name="P1" draw:layer="layout" svg:x1="10.414cm" svg:y1="7.366cm" svg:x2="13.462cm" svg:y2="5.842cm">
          <text:p/>
        </draw:line>
        <draw:line draw:style-name="gr1" draw:text-style-name="P1" draw:layer="layout" svg:x1="13.208cm" svg:y1="7.62cm" svg:x2="16.256cm" svg:y2="9.652cm">
          <text:p/>
        </draw:line>
        <draw:frame draw:style-name="gr5" draw:text-style-name="P4" draw:layer="layout" svg:width="0.502cm" svg:height="0.502cm" svg:x="13.468cm" svg:y="3.05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5" draw:text-style-name="P4" draw:layer="layout" svg:width="0.502cm" svg:height="0.502cm" svg:x="13.208cm" svg:y="5.59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3" draw:layer="layout" svg:width="0.502cm" svg:height="0.502cm" svg:x="10.16cm" svg:y="7.11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5" draw:text-style-name="P4" draw:layer="layout" svg:width="0.502cm" svg:height="0.502cm" svg:x="14.738cm" svg:y="6.096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line draw:style-name="gr1" draw:text-style-name="P1" draw:layer="layout" svg:x1="10.414cm" svg:y1="7.366cm" svg:x2="12.954cm" svg:y2="9.398cm">
          <text:p/>
        </draw:line>
        <draw:frame draw:style-name="gr5" draw:text-style-name="P4" draw:layer="layout" svg:width="0.502cm" svg:height="0.502cm" svg:x="12.954cm" svg:y="7.366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line draw:style-name="gr1" draw:text-style-name="P1" draw:layer="layout" svg:x1="10.414cm" svg:y1="7.366cm" svg:x2="12.954cm" svg:y2="9.398cm">
          <text:p/>
        </draw:line>
        <draw:frame draw:style-name="gr3" draw:text-style-name="P3" draw:layer="layout" svg:width="0.502cm" svg:height="0.502cm" svg:x="10.16cm" svg:y="7.112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9.906cm" svg:y1="3.302cm" svg:x2="13.462cm" svg:y2="5.842cm">
          <text:p/>
        </draw:line>
        <draw:line draw:style-name="gr1" draw:text-style-name="P1" draw:layer="layout" svg:x1="11.684cm" svg:y1="10.668cm" svg:x2="15.494cm" svg:y2="12.446cm">
          <text:p/>
        </draw:line>
        <draw:frame draw:style-name="gr5" draw:text-style-name="P4" draw:layer="layout" svg:width="0.502cm" svg:height="0.502cm" svg:x="13.208cm" svg:y="5.59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5" draw:text-style-name="P4" draw:layer="layout" svg:width="0.502cm" svg:height="0.502cm" svg:x="12.706cm" svg:y="9.14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5" draw:text-style-name="P4" draw:layer="layout" svg:width="0.502cm" svg:height="0.502cm" svg:x="12.706cm" svg:y="9.14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5" draw:text-style-name="P4" draw:layer="layout" svg:width="0.502cm" svg:height="0.502cm" svg:x="11.43cm" svg:y="10.41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line draw:style-name="gr1" draw:text-style-name="P1" draw:layer="layout" svg:x1="8.128cm" svg:y1="10.16cm" svg:x2="9.906cm" svg:y2="12.352cm">
          <text:p/>
        </draw:line>
        <draw:frame draw:style-name="gr3" draw:text-style-name="P3" draw:layer="layout" svg:width="0.502cm" svg:height="0.502cm" svg:x="7.874cm" svg:y="9.91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502cm" svg:x="7.874cm" svg:y="9.912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9.653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0.502cm" svg:height="0.502cm" svg:x="16.008cm" svg:y="9.40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line draw:style-name="gr1" draw:text-style-name="P1" draw:layer="layout" svg:x1="12.954cm" svg:y1="9.398cm" svg:x2="16.256cm" svg:y2="9.652cm">
          <text:p/>
        </draw:line>
        <draw:line draw:style-name="gr1" draw:text-style-name="P1" draw:layer="layout" svg:x1="12.954cm" svg:y1="9.398cm" svg:x2="15.494cm" svg:y2="12.446cm">
          <text:p/>
        </draw:line>
        <draw:custom-shape draw:style-name="gr2" draw:text-style-name="P2" draw:layer="layout" svg:width="0.508cm" svg:height="0.508cm" svg:x="15.241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502cm" svg:height="0.502cm" svg:x="12.706cm" svg:y="9.14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5" draw:text-style-name="P4" draw:layer="layout" svg:width="0.502cm" svg:height="0.502cm" svg:x="16.008cm" svg:y="9.404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line draw:style-name="gr1" draw:text-style-name="P1" draw:layer="layout" svg:x1="16.256cm" svg:y1="5.08cm" svg:x2="19.307cm" svg:y2="6.858cm">
          <text:p/>
        </draw:line>
        <draw:frame draw:style-name="gr5" draw:text-style-name="P4" draw:layer="layout" svg:width="0.502cm" svg:height="0.502cm" svg:x="16.008cm" svg:y="4.832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3" draw:layer="layout" svg:width="0.502cm" svg:height="0.502cm" svg:x="9.658cm" svg:y="3.048cm">
          <draw:image xlink:href="Pictures/100002010000001300000013BD25966176FAEC3F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1T13:47:43.571833127</dc:date>
    <meta:editing-duration>PT3H8M6S</meta:editing-duration>
    <meta:editing-cycles>11</meta:editing-cycles>
    <meta:generator>LibreOffice/6.4.3.2$Linux_X86_64 LibreOffice_project/40$Build-2</meta:generator>
    <meta:document-statistic meta:object-count="115"/>
  </office:meta>
</office:document-meta>
</file>